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Header">
      <style:text-properties style:font-name="Arial" officeooo:rsid="000ee908" officeooo:paragraph-rsid="000ee908"/>
    </style:style>
    <style:style style:name="P3" style:family="paragraph" style:parent-style-name="Text_20_body" style:list-style-name="L1"/>
    <style:style style:name="P4" style:family="paragraph" style:parent-style-name="Text_20_body">
      <style:text-properties style:font-name="Arial"/>
    </style:style>
    <style:style style:name="P5" style:family="paragraph" style:parent-style-name="Text_20_body" style:list-style-name="L1">
      <style:text-properties style:font-name="Arial"/>
    </style:style>
    <style:style style:name="P6" style:family="paragraph" style:parent-style-name="Text_20_body" style:list-style-name="L2">
      <style:text-properties style:font-name="Arial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text-properties style:font-name="Arial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Descripción del problema</text:span></text:span></text:h>
      <text:p text:style-name="P1">Queremos obtener exactamente <text:span text:style-name="Strong_20_Emphasis">4 litros</text:span> en el jarrón de 5 litros partiendo de ambos jarrones vacíos, con las siguientes reglas:</text:p>
      <text:list xml:id="list1220088719" text:style-name="L3">
        <text:list-item>
          <text:p text:style-name="P12">El suministro de agua es ilimitado.</text:p>
        </text:list-item>
        <text:list-item>
          <text:p text:style-name="P8">Podemos llenar, vaciar o transferir agua entre los jarrones.</text:p>
        </text:list-item>
      </text:list>
      <text:p text:style-name="Text_20_body"><text:span text:style-name="Strong_20_Emphasis"><text:span text:style-name="T1"/></text:span></text:p>
      <text:h text:style-name="Heading_20_3" text:outline-level="3"><text:span text:style-name="Strong_20_Emphasis"><text:span text:style-name="T1">Elementos del sistema de resolución de problemas</text:span></text:span></text:h>
      <text:list xml:id="list710250797" text:style-name="L1">
        <text:list-item>
          <text:p text:style-name="P3"><text:span text:style-name="Strong_20_Emphasis"><text:span text:style-name="T1">Estado inicial</text:span></text:span><text:span text:style-name="T1">: Ambos jarrones están vacíos:</text:span></text:p>
          <text:p text:style-name="P5">(0,0)(0, 0)(0,0)</text:p>
          <text:p text:style-name="P5">donde el primer número representa la cantidad de agua en el jarrón de 5 litros y el segundo en el de 3 litros.</text:p>
        </text:list-item>
        <text:list-item>
          <text:p text:style-name="P3"><text:span text:style-name="Strong_20_Emphasis"><text:span text:style-name="T1">Acciones posibles</text:span></text:span><text:span text:style-name="T1">:</text:span></text:p>
          <text:list>
            <text:list-item>
              <text:p text:style-name="P9"><text:span text:style-name="Strong_20_Emphasis"><text:span text:style-name="T1">Llenar el jarrón de 5 litros</text:span></text:span><text:span text:style-name="T1">: (x,y)→(5,y)(x, y) <text:s/>(5, y)(x,y)→(5,y).</text:span></text:p>
            </text:list-item>
            <text:list-item>
              <text:p text:style-name="P9"><text:span text:style-name="Strong_20_Emphasis"><text:span text:style-name="T1">Llenar el jarrón de 3 litros</text:span></text:span><text:span text:style-name="T1">: (x,y)→(x,3)(x, y) <text:s/>(x, 3)(x,y)→(x,3).</text:span></text:p>
            </text:list-item>
            <text:list-item>
              <text:p text:style-name="P9"><text:span text:style-name="Strong_20_Emphasis"><text:span text:style-name="T1">Vaciar el jarrón de 5 litros</text:span></text:span><text:span text:style-name="T1">: (x,y)→(0,y)(x, y) <text:s/>(0, y)(x,y)→(0,y).</text:span></text:p>
            </text:list-item>
            <text:list-item>
              <text:p text:style-name="P9"><text:span text:style-name="Strong_20_Emphasis"><text:span text:style-name="T1">Vaciar el jarrón de 3 litros</text:span></text:span><text:span text:style-name="T1">: (x,y)→(x,0)(x, y) <text:s/>(x, 0)(x,y)→(x,0).</text:span></text:p>
            </text:list-item>
            <text:list-item>
              <text:p text:style-name="P9"><text:span text:style-name="Strong_20_Emphasis"><text:span text:style-name="T1">Verter agua del jarrón de 5 litros al de 3 litros</text:span></text:span><text:span text:style-name="T1">: (x,y)→(max⁡(0,x−(3−y)),min⁡(3,x+y))(x, y) ( max(0, x - (3-y)), \min(3, x + y) \right)(x,y)→(max(0,x−(3−y)),min(3,x+y)).</text:span></text:p>
            </text:list-item>
            <text:list-item>
              <text:p text:style-name="P9"><text:span text:style-name="Strong_20_Emphasis"><text:span text:style-name="T1">Verter agua del jarrón de 3 litros al de 5 litros</text:span></text:span><text:span text:style-name="T1">: (x,y)→(min⁡(5,x+y),max⁡(0,y−(5−x)))(x, y) (min(5, x + y), max(0, y - (5-x)))(x,y)→(min(5,x+y),max(0,y−(5−x))).</text:span></text:p>
            </text:list-item>
          </text:list>
        </text:list-item>
        <text:list-item>
          <text:p text:style-name="P3"><text:span text:style-name="Strong_20_Emphasis"><text:span text:style-name="T1">Espacio de estados del problema</text:span></text:span><text:span text:style-name="T1">: El espacio de estados consiste en todas las combinaciones posibles de agua en los dos jarrones:</text:span></text:p>
          <text:p text:style-name="P10">(x,y) con x∈[0,5] y y∈[0,3].(x, y) \text{ con } x [0, 5] { y } y [0, 3].(x,y) con x∈[0,5] y y∈[0,3].</text:p>
        </text:list-item>
        <text:list-item>
          <text:p text:style-name="P3"><text:span text:style-name="Strong_20_Emphasis"><text:span text:style-name="T1">Estado objetivo</text:span></text:span><text:span text:style-name="T1">: Tener exactamente 4 litros en el jarrón de 5 litros, es decir:</text:span></text:p>
          <text:p text:style-name="P10">(4,y) donde y∈[0,3].(4, y) { donde } y [0, 3].(4,y) donde y∈[0,3].</text:p>
        </text:list-item>
        <text:list-item>
          <text:p text:style-name="P3"><text:span text:style-name="Strong_20_Emphasis"><text:span text:style-name="T1">Coste de ejecución</text:span></text:span><text:span text:style-name="T1">: Cada acción tiene un coste de 1 unidad. El coste total es el número de pasos necesarios para alcanzar el estado objetivo.</text:span></text:p>
        </text:list-item>
      </text:list>
      <text:h text:style-name="Heading_20_3" text:outline-level="3"><text:span text:style-name="Strong_20_Emphasis"><text:span text:style-name="T1"/></text:span></text:h>
      <text:p text:style-name="Text_20_body"><text:span text:style-name="Strong_20_Emphasis"><text:span text:style-name="T1"/></text:span></text:p>
      <text:h text:style-name="Heading_20_3" text:outline-level="3"><text:span text:style-name="Strong_20_Emphasis"><text:span text:style-name="T1"/></text:span></text:h>
      <text:p text:style-name="Text_20_body"><text:span text:style-name="Strong_20_Emphasis"><text:span text:style-name="T1"/></text:span></text:p>
      <text:h text:style-name="Heading_20_3" text:outline-level="3"><text:soft-page-break/><text:span text:style-name="Strong_20_Emphasis"><text:span text:style-name="T1">Resolución del problema</text:span></text:span></text:h>
      <text:p text:style-name="P1">Usaremos un algoritmo de búsqueda para explorar los estados. Aquí sigue una posible secuencia de pasos para resolver el problema:</text:p>
      <text:h text:style-name="Heading_20_4" text:outline-level="4"><text:span text:style-name="Strong_20_Emphasis"><text:span text:style-name="T1">Pasos</text:span></text:span><text:span text:style-name="T1">:</text:span></text:h>
      <text:list xml:id="list3724961663" text:style-name="L2">
        <text:list-item>
          <text:p text:style-name="P7"><text:span text:style-name="Strong_20_Emphasis"><text:span text:style-name="T1">Estado inicial</text:span></text:span><text:span text:style-name="T1">:</text:span></text:p>
          <text:p text:style-name="P11">(0,0)(0, 0)(0,0)</text:p>
        </text:list-item>
        <text:list-item>
          <text:p text:style-name="P7"><text:span text:style-name="Strong_20_Emphasis"><text:span text:style-name="T1">Llenar el jarrón de 5 litros</text:span></text:span><text:span text:style-name="T1">:</text:span></text:p>
          <text:p text:style-name="P11">(5,0)(coste 1)(5, 0) {(coste 1)}(5,0)(coste 1)</text:p>
        </text:list-item>
        <text:list-item>
          <text:p text:style-name="P7"><text:span text:style-name="Strong_20_Emphasis"><text:span text:style-name="T1">Verter agua del jarrón de 5 litros al de 3 litros</text:span></text:span><text:span text:style-name="T1">:</text:span></text:p>
          <text:p text:style-name="P11">(2,3)(coste 2)(2, 3) {(coste 2)}(2,3)(coste 2)</text:p>
        </text:list-item>
        <text:list-item>
          <text:p text:style-name="P7"><text:span text:style-name="Strong_20_Emphasis"><text:span text:style-name="T1">Vaciar el jarrón de 3 litros</text:span></text:span><text:span text:style-name="T1">:</text:span></text:p>
          <text:p text:style-name="P11">(2,0)(coste 3)(2, 0) {(coste 3)}(2,0)(coste 3)</text:p>
        </text:list-item>
        <text:list-item>
          <text:p text:style-name="P7"><text:span text:style-name="Strong_20_Emphasis"><text:span text:style-name="T1">Verter agua del jarrón de 5 litros al de 3 litros</text:span></text:span><text:span text:style-name="T1">:</text:span></text:p>
          <text:p text:style-name="P11">(0,2)(coste 4)(0, 2) {(coste 4)}(0,2)(coste 4)</text:p>
        </text:list-item>
        <text:list-item>
          <text:p text:style-name="P7"><text:span text:style-name="Strong_20_Emphasis"><text:span text:style-name="T1">Llenar el jarrón de 5 litros</text:span></text:span><text:span text:style-name="T1">:</text:span></text:p>
          <text:p text:style-name="P11">(5,2)(coste 5)(5, 2) {(coste 5)}(5,2)(coste 5)</text:p>
        </text:list-item>
        <text:list-item>
          <text:p text:style-name="P7"><text:span text:style-name="Strong_20_Emphasis"><text:span text:style-name="T1">Verter agua del jarrón de 5 litros al de 3 litros</text:span></text:span><text:span text:style-name="T1">:</text:span></text:p>
          <text:p text:style-name="P11">(4,3)(coste 6)(4, 3) {(coste 6)}(4,3)(coste 6)</text:p>
        </text:list-item>
        <text:list-item>
          <text:p text:style-name="P7"><text:span text:style-name="Strong_20_Emphasis"><text:span text:style-name="T1">Estado objetivo alcanzado</text:span></text:span><text:span text:style-name="T1">:</text:span></text:p>
          <text:p text:style-name="P6">(4,y) donde y=3(4, y) { donde } y = 3(4,y) donde y=3</text:p>
          <text:p text:style-name="P6"/>
        </text:list-item>
      </text:list>
      <text:h text:style-name="Heading_20_3" text:outline-level="3"><text:span text:style-name="Strong_20_Emphasis"><text:span text:style-name="T1">Coste total</text:span></text:span><text:span text:style-name="T1">:</text:span></text:h>
      <text:p text:style-name="P1">El coste total es de 6 pasos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ee908" officeooo:paragraph-rsid="000ee90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1T20:22:42.990000000</meta:creation-date>
    <dc:date>2024-12-13T20:01:03.652000000</dc:date>
    <meta:editing-duration>PT11M58S</meta:editing-duration>
    <meta:editing-cycles>5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43" meta:word-count="424" meta:character-count="2486" meta:non-whitespace-character-count="2120"/>
  </office:meta>
</office:document-meta>
</file>